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5"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46" style:family="paragraph" style:parent-style-name="Standard">
      <style:text-properties style:font-name="PT Mono" officeooo:paragraph-rsid="0013202e"/>
    </style:style>
    <style:style style:name="P47" style:family="paragraph" style:parent-style-name="Standard">
      <style:paragraph-properties fo:break-before="page"/>
      <style:text-properties style:font-name="PT Mono" officeooo:paragraph-rsid="0013202e"/>
    </style:style>
    <style:style style:name="P48" style:family="paragraph" style:parent-style-name="Footnote">
      <style:text-properties fo:font-size="8pt" officeooo:rsid="0324c139" officeooo:paragraph-rsid="0324c139" style:font-size-asian="8pt" style:font-size-complex="8pt"/>
    </style:style>
    <style:style style:name="P49" style:family="paragraph" style:parent-style-name="Footnote">
      <style:text-properties fo:font-size="8pt" officeooo:rsid="0346a184" officeooo:paragraph-rsid="0346a184" style:font-size-asian="7pt" style:font-size-complex="8pt"/>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center"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officeooo:rsid="0321229e"/>
    </style:style>
    <style:style style:name="T21" style:family="text">
      <style:text-properties officeooo:rsid="0322ce2c"/>
    </style:style>
    <style:style style:name="T22" style:family="text">
      <style:text-properties officeooo:rsid="0327669f"/>
    </style:style>
    <style:style style:name="T23" style:family="text">
      <style:text-properties officeooo:rsid="0327a975"/>
    </style:style>
    <style:style style:name="T24" style:family="text">
      <style:text-properties officeooo:rsid="03295add"/>
    </style:style>
    <style:style style:name="T25" style:family="text">
      <style:text-properties officeooo:rsid="032a7a34"/>
    </style:style>
    <style:style style:name="T26" style:family="text">
      <style:text-properties officeooo:rsid="032befbd"/>
    </style:style>
    <style:style style:name="T27" style:family="text">
      <style:text-properties officeooo:rsid="032d1296"/>
    </style:style>
    <style:style style:name="T28" style:family="text">
      <style:text-properties officeooo:rsid="032dd5d0"/>
    </style:style>
    <style:style style:name="T29" style:family="text">
      <style:text-properties officeooo:rsid="032e2a5c"/>
    </style:style>
    <style:style style:name="T30" style:family="text">
      <style:text-properties officeooo:rsid="032e2e84"/>
    </style:style>
    <style:style style:name="T31" style:family="text">
      <style:text-properties officeooo:rsid="032f12ea"/>
    </style:style>
    <style:style style:name="T32" style:family="text">
      <style:text-properties officeooo:rsid="033002c0"/>
    </style:style>
    <style:style style:name="T33" style:family="text">
      <style:text-properties officeooo:rsid="0331e8af"/>
    </style:style>
    <style:style style:name="T34" style:family="text">
      <style:text-properties officeooo:rsid="0332e46a"/>
    </style:style>
    <style:style style:name="T35" style:family="text">
      <style:text-properties officeooo:rsid="033445b5"/>
    </style:style>
    <style:style style:name="T36" style:family="text">
      <style:text-properties officeooo:rsid="033560da"/>
    </style:style>
    <style:style style:name="T37" style:family="text">
      <style:text-properties officeooo:rsid="033589ce"/>
    </style:style>
    <style:style style:name="T38" style:family="text">
      <style:text-properties officeooo:rsid="0338f6ab"/>
    </style:style>
    <style:style style:name="T39" style:family="text">
      <style:text-properties officeooo:rsid="033a610d"/>
    </style:style>
    <style:style style:name="T40" style:family="text">
      <style:text-properties officeooo:rsid="033b70f2"/>
    </style:style>
    <style:style style:name="T41" style:family="text">
      <style:text-properties officeooo:rsid="033e87f9"/>
    </style:style>
    <style:style style:name="T42" style:family="text">
      <style:text-properties officeooo:rsid="03405ff0"/>
    </style:style>
    <style:style style:name="T43" style:family="text">
      <style:text-properties officeooo:rsid="0341bbeb"/>
    </style:style>
    <style:style style:name="T44" style:family="text">
      <style:text-properties officeooo:rsid="034319d9"/>
    </style:style>
    <style:style style:name="T45" style:family="text">
      <style:text-properties officeooo:rsid="0346a184"/>
    </style:style>
    <style:style style:name="T46" style:family="text">
      <style:text-properties fo:font-style="normal" style:font-style-asian="normal" style:font-style-complex="normal"/>
    </style:style>
    <style:style style:name="T47" style:family="text">
      <style:text-properties fo:font-style="normal" officeooo:rsid="03478123" style:font-style-asian="normal" style:font-style-complex="normal"/>
    </style:style>
    <style:style style:name="T48" style:family="text">
      <style:text-properties fo:font-style="normal" officeooo:rsid="0348f4de" style:font-style-asian="normal" style:font-style-complex="normal"/>
    </style:style>
    <style:style style:name="T49" style:family="text">
      <style:text-properties fo:font-style="normal" officeooo:rsid="03497f67" style:font-style-asian="normal" style:font-style-complex="normal"/>
    </style:style>
    <style:style style:name="T50" style:family="text">
      <style:text-properties officeooo:rsid="03478123"/>
    </style:style>
    <style:style style:name="T51" style:family="text">
      <style:text-properties officeooo:rsid="0348f4de"/>
    </style:style>
    <style:style style:name="T52" style:family="text">
      <style:text-properties officeooo:rsid="03497f67"/>
    </style:style>
    <style:style style:name="T53" style:family="text">
      <style:text-properties officeooo:rsid="034b56e8"/>
    </style:style>
    <style:style style:name="T54" style:family="text">
      <style:text-properties officeooo:rsid="034cd685"/>
    </style:style>
    <style:style style:name="T55" style:family="text">
      <style:text-properties officeooo:rsid="034d4bb0"/>
    </style:style>
    <style:style style:name="T56" style:family="text">
      <style:text-properties officeooo:rsid="034f6bdc"/>
    </style:style>
    <style:style style:name="T57" style:family="text">
      <style:text-properties officeooo:rsid="0352ef6a"/>
    </style:style>
    <style:style style:name="T58" style:family="text">
      <style:text-properties officeooo:rsid="035465f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46"><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X.XVII</text:p>
      <text:p text:style-name="P45"><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45"><text:span text:style-name="T3"/></text:p>
      <text:p text:style-name="P4">X.XVIII</text:p>
      <text:p text:style-name="P45"><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45"><text:span text:style-name="T3"/></text:p>
      <text:p text:style-name="P4">X.XIX</text:p>
      <text:p text:style-name="P45"><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45"><text:span text:style-name="T3"/></text:p>
      <text:p text:style-name="P4">X.XX</text:p>
      <text:p text:style-name="P45"><text:span text:style-name="T3"/></text:p>
      <text:p text:style-name="P45"><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45"><text:span text:style-name="T3"/></text:p>
      <text:p text:style-name="P4">X.XXI</text:p>
      <text:p text:style-name="P45"><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45"><text:span text:style-name="T3"/></text:p>
      <text:p text:style-name="P5">. . .</text:p>
      <text:p text:style-name="P45"><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45"><text:span text:style-name="T3"/></text:p>
      <text:p text:style-name="P45"><text:span text:style-name="T3"/></text:p>
      <text:p text:style-name="P45"><text:span text:style-name="T3"/></text:p>
      <text:p text:style-name="P45"><text:span text:style-name="T3"/></text:p>
      <text:p text:style-name="P45"><text:soft-page-break/><text:span text:style-name="T3">X.XXII</text:span></text:p>
      <text:p text:style-name="P45"><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45"><text:span text:style-name="T3"/></text:p>
      <text:p text:style-name="P5">. . .</text:p>
      <text:p text:style-name="P45"><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45"><text:span text:style-name="T3">. . .</text:span><text:span text:style-name="T4">I finished Outbreak, started a Libre Office file for this journal, pasted my recent entries from Google Keep, 7:52.</text:span></text:p>
      <text:p text:style-name="P45"><text:span text:style-name="T4"/></text:p>
      <text:p text:style-name="P6">X.XXIII</text:p>
      <text:p text:style-name="P45"><text:span text:style-name="T4"/></text:p>
      <text:p text:style-name="P45"><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45"><text:span text:style-name="T4"/></text:p>
      <text:p text:style-name="P7">. . .</text:p>
      <text:p text:style-name="P45"><text:span text:style-name="T4"/></text:p>
      <text:p text:style-name="P45"><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45"><text:span text:style-name="T4"/></text:p>
      <text:p text:style-name="P45"><text:span text:style-name="T4"/></text:p>
      <text:p text:style-name="P45"><text:span text:style-name="T4"/></text:p>
      <text:p text:style-name="P45"><text:soft-page-break/><text:span text:style-name="T4">X.XXIV</text:span></text:p>
      <text:p text:style-name="P45"><text:span text:style-name="T4"/></text:p>
      <text:p text:style-name="P45"><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45"><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45"><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45"><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0">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4">ten</text:span>, ate vitamins, and, as Hannah formulated plans to work on her laptop/drink coffee, I decided I would drive home to get out of her way. We kissed passionately <text:span text:style-name="T24">as</text:span> she pushed me out the door. Kathryn hollered “Intruder!” at me and I corrected her, telling her I was an <text:span text:style-name="T19">ex</text:span>truder. I got in the car, drove home, took off my shoes and wrote at the Hog, 10:20.</text:p>
      <text:p text:style-name="P25">. . .<text:span text:style-name="T21">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1">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48"><text:span text:style-name="T23">The trio plays through </text:span>Sofia, Odetta, <text:span text:style-name="T22">Back to the Sun, Wolf House </text:span><text:span text:style-name="T23">and</text:span><text:span text:style-name="T22"> </text:span><text:span text:style-name="T23">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6">found</text:span> Telestrations. After Hannah carefully read the rules, we played three very fun rounds.</text:p>
      <text:p text:style-name="P27"><text:s text:c="3"/>We took a lap around the AtHome building, looking for potable water, ended up practically where we <text:span text:style-name="T26">had</text:span> started, grabbed a couple cases of Sofia, put them in the car, unloaded our wet laundry, drove to my house. Hannah used the restroom while I gathered my things. I started <text:span text:style-name="T26">drying my</text:span> laundry, chatted with Tony &amp; Maria about being quiet, Linux, art, processes, <text:span text:style-name="T26">walking, </text:span>weak bonds.</text:p>
      <text:p text:style-name="P27"><text:s text:c="3"/>I walked to Odd’s, ordered a latte, sat in the shade on the back deck, walked home, put on the latest batch of Ever-Expanding trio jams, wrote until 2:23. . .<text:span text:style-name="T25">I </text:span><text:span text:style-name="T26">listened</text:span><text:span text:style-name="T25"> again, folded and put away my laundry, took my drums to the car, ate my tacos and wrote, 3:27.</text:span></text:p>
      <text:p text:style-name="P27"/>
      <text:p text:style-name="P28">. . .</text:p>
      <text:p text:style-name="P28"/>
      <text:p text:style-name="P29">I packed my bag with boots, <text:span text:style-name="T26">dress</text:span> shirt, <text:span text:style-name="T26">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6">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28">floor</text:span>.</text:p>
      <text:p text:style-name="P29"><text:s text:c="3"/>I loaded drums into Hannah’s house and set them up while she focused on laundry, eating sour worms all the while. I said goodbye, drove to WCK, then home. I ate, sat at the Hog and wrote, 2:38. . .<text:span text:style-name="T27">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28">ed</text:span> why I hadn’t even recognized him on the way to Devin’s house.</text:p>
      <text:p text:style-name="P31"><text:soft-page-break/><text:s text:c="3"/>We drove Melissa home and then talked about how weird <text:span text:style-name="T33">rehearsal</text:span> <text:span text:style-name="T33">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3">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29">I stood around Org in an LBRS group for ages, eventually went and ran a very long and funny run with my old pal Calal. I ported to Moonglade and got on the FP to Org, 2:02. . .</text:span><text:span text:style-name="T30">I laid in bed, realized I might finally have motivation to do some creative writing, did a section about getting my laptop stolen, moving to Hill Hall and meeting Matt Martin, went to UJ, ordered a burger.</text:span></text:p>
      <text:p text:style-name="P32"><text:s text:c="3"/><text:span text:style-name="T30">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1">I wrote about seeing The Porches, laid in bed, got a visit from Hannah, cuddled, let her read what I had written and got the most amazing encouragement. I kissed her goodnight and sat at the computer, 11:31. . .</text:span><text:span text:style-name="T32">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4">I typed up the edits I had marked, reprinted and moved to the bed to write some more, this time with Hannah’s advice: keep it true and don’t make edits. I detailed from after having seen the Porches through playing Brass Taps.</text:span></text:p>
      <text:p text:style-name="P50"><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7">. . .</text:p>
      <text:p text:style-name="P36"/>
      <text:p text:style-name="P38">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8"><text:s text:c="3"/>We both ordered spaghetti, drove back to her house, cuddled on the couch. She wanted to look <text:span text:style-name="T36">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8"/>
      <text:p text:style-name="P38">XI.VI</text:p>
      <text:p text:style-name="P38"/>
      <text:p text:style-name="P38">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8"><text:s text:c="3"/><text:span text:style-name="T35">I looked at my phone for a while, got up, wrote at the computer and received a text from Hannah. The first part was a picture of her Artist’s Way Every Day book that said:</text:span></text:p>
      <text:p text:style-name="P38"><text:s text:c="3"/>“<text:span text:style-name="T35">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8"><text:s text:c="3"/><text:span text:style-name="T35">She followed up saying, “Good morning. Hope you got good rest and are having a good day so far [heart emoji] Glad I got to snuggle you last night!”</text:span></text:p>
      <text:p text:style-name="P38"><text:s text:c="3"/><text:span text:style-name="T35">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37">I went downstairs, made a cup of coffee, came back up ate some grapes in bed, looked at my phone, printed a page from my journal, 11:08.</text:span></text:p>
      <text:p text:style-name="P38"><text:soft-page-break/>. . .<text:span text:style-name="T38">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8"><text:s text:c="3"/><text:span text:style-name="T38">We sat on the porch and talked to Tommy about Trump, then a bit about our lives after he left. I wrote </text:span><text:span text:style-name="T40">some</text:span><text:span text:style-name="T38">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8">. . .<text:span text:style-name="T39">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8"/>
      <text:p text:style-name="P39">. . .</text:p>
      <text:p text:style-name="P38"/>
      <text:p text:style-name="P40">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0"><text:s text:c="3"/>Hannah got tired so I drove us back to her house, where we snuggled on the couch, moved to the bed. I think I caught a wink of sleep but suddenly felt very awake. I went to the living room, looked at my phone for a while and eventually slept.</text:p>
      <text:p text:style-name="P40"/>
      <text:p text:style-name="P40"/>
      <text:p text:style-name="P40"/>
      <text:p text:style-name="P40"><text:soft-page-break/>XI.VII</text:p>
      <text:p text:style-name="P40"/>
      <text:p text:style-name="P40">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0"><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0"><text:s text:c="3"/>I said hi to Tony, who had acquired a new computer, took off my shoes, sat at the Hog and wrote, 2:36.</text:p>
      <text:p text:style-name="P40"/>
      <text:p text:style-name="P41">. . .</text:p>
      <text:p text:style-name="P40"/>
      <text:p text:style-name="P42">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2"><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2"/>
      <text:p text:style-name="P43">XI.VIII</text:p>
      <text:p text:style-name="P43"/>
      <text:p text:style-name="P43">I woke and sorted through a lot of texts. Hannah liked that I had said I love you. Melissa sen<text:span text:style-name="T44">t</text:span> the friend<text:span text:style-name="T44">s</text:span> text a Facebook link to an Instagram reel, the outside bones <text:span text:style-name="T44">video</text:span>. I don’t know if she knows we already quote that <text:span text:style-name="T44">song</text:span> all the time. There were wordy texts from people saying they couldn’t be at the upcoming Saturday night Ether Jam. Also my dad got Wordle in four, so I played (READY in four.)</text:p>
      <text:p text:style-name="P43"><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4">d</text:span>rank my coffee and wrote, going to the mailbox when the mailman came by in hopes of receiving my Musicares check, 10:26. . .<text:span text:style-name="T41">I laid in bed looking at my phone until 12:21.</text:span></text:p>
      <text:p text:style-name="P43">. . .<text:span text:style-name="T42">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4">Hannah</text:span><text:span text:style-name="T42"> some emergency coffee and hop waters, drove to her house.</text:span></text:p>
      <text:p text:style-name="P43"><text:s text:c="3"/><text:span text:style-name="T42">I said hello to the cats, laid on the couch, wrote about my COVID Carrier routine to moving out of Cait’s, packed up my drums, drove to Meyers, wrote at the Hog, 3:59. . .</text:span><text:span text:style-name="T43">I walked up to Odd’s, ordered a latte, sat on the porch, detailed from </text:span><text:soft-page-break/><text:span text:style-name="T43">moving into Eric’s to telling Hannah it seemed like we like each other. I walked by the Brew Pump, said hey to Trey, talked about how neither of us miss the Foundry Hotel and its games, said </text:span><text:span text:style-name="T51">wassup</text:span><text:span text:style-name="T43"> to Lamont, walked home, took off my shoes, sat at the Hog and wrote, 5:27.</text:span></text:p>
      <text:p text:style-name="P43"/>
      <text:p text:style-name="P44">XI.IX</text:p>
      <text:p text:style-name="P44"/>
      <text:p text:style-name="P44">I woke before my 7:15 alarm, played Wordle (SWELL in five,) made a cup of Nespresso but forgot to put in a fresh pod, took drums out of my car, ate grapes, got dressed, packed an overnight bag and wrote, 7:39.</text:p>
      <text:p text:style-name="P44"/>
      <text:p text:style-name="P52">. . .</text:p>
      <text:p text:style-name="P44"/>
      <text:p text:style-name="P44">I drove to Hannah’s, helped her pack the car. We drove down the mountain, stopping for air and <text:span text:style-name="T51">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4"><text:s text:c="3"/>I hurried to the car so I could get out of my shoes and into a different hoodie, went back to the stage, helped Hannah carry her things to the car, then walked with Melissa into the festival a bit. <text:span text:style-name="T51">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4"><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51">Feescake Chacktory</text:span> was way too busy, so we went to the food court, ate some salty Asian <text:span text:style-name="T51">cuisine</text:span>, got chair massages, drove to Walgreens looking for epso<text:span text:style-name="T51">m</text:span> salts and a tub stopper. We got vitamins, drove to Publix, bought a bath mat, chocolate, Nerds gummy clusters, went to the hotel.</text:p>
      <text:p text:style-name="P44"><text:s text:c="3"/>They had tub stoppers in the lobby. <text:span text:style-name="T51">Hannah</text:span> took a bath first while I scrolled on Insty, and then <text:span text:style-name="T45">I</text:span> took one. We cuddled a bit and then slept in separate beds.</text:p>
      <text:p text:style-name="P44"/>
      <text:p text:style-name="P44">XI.X</text:p>
      <text:p text:style-name="P44"/>
      <text:p text:style-name="P44">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4"><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4"/>
      <text:p text:style-name="P52">. . .</text:p>
      <text:p text:style-name="P44"/>
      <text:p text:style-name="P53">I laid in bed, logged onto WoW, joined up with Temple, made an attempt at Nef, wiped, ran MC, won the Lava Dredger, made another attempt at Nef, wiped again, had a headache, logged off, went to bed.</text:p>
      <text:p text:style-name="P53"/>
      <text:p text:style-name="P53"/>
      <text:p text:style-name="P53"><text:soft-page-break/></text:p>
      <text:p text:style-name="P53"/>
      <text:p text:style-name="P53">XI.XI</text:p>
      <text:p text:style-name="P53"/>
      <text:p text:style-name="P53">I woke, played Wordle (STOIC in three,) flossed, rinsed, brushed, rinsed <text:span text:style-name="T57">again</text:span>, laid in bed some more, <text:span text:style-name="T52">d</text:span>9:46<text:note text:id="ftn0" text:note-class="footnote"><text:note-citation>2</text:note-citation><text:note-body><text:p text:style-name="P49">Ross is <text:span text:style-name="T50">trying</text:span> a system where, instead of explaining <text:span text:style-name="T19">where</text:span><text:span text:style-name="T46"> he has written in his journal, </text:span><text:span text:style-name="T47">he indicates with </text:span><text:span text:style-name="T46">a letter preceding the time: </text:span><text:span text:style-name="T49">d</text:span><text:span text:style-name="T48"> for the </text:span><text:span text:style-name="T49">desktop</text:span><text:span text:style-name="T48">,</text:span><text:span text:style-name="T46"> p for phone, </text:span><text:span text:style-name="T49">l</text:span><text:span text:style-name="T46"> for </text:span><text:span text:style-name="T49">laptop</text:span><text:span text:style-name="T46">, j for journal, </text:span><text:span text:style-name="T49">p for scrap paper</text:span><text:span text:style-name="T46">.</text:span></text:p></text:note-body></text:note>.</text:p>
      <text:p text:style-name="P53"/>
      <text:p text:style-name="P54">. . .</text:p>
      <text:p text:style-name="P53"/>
      <text:p text:style-name="P55">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55"><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57">and we both had</text:span> Coke<text:span text:style-name="T57">s</text:span>. She had to go to work and so venmoed me while I finished eating.</text:p>
      <text:p text:style-name="P55"><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53">I finished my coffee, took multiple naps, opened a hop water, logged into WoW for a while, joined a group for DM West that never got off the ground, logged off, d8:00.</text:span></text:p>
      <text:p text:style-name="P55"><text:s text:c="3"/><text:span text:style-name="T54">I wrote in LHS detailing from the first time Hannah rejected me up until today, briefly mentioning joining the Ever-Expanding, then typed all that up, </text:span><text:span text:style-name="T55">printed and pasted it, d8:51.</text:span></text:p>
      <text:p text:style-name="P56"><text:soft-page-break/>XI.XII</text:p>
      <text:p text:style-name="P56"/>
      <text:p text:style-name="P56">I woke after sleeping very heavily when my alarm went off at 10AM——before that, actually, around 9:30. I got some texts and then a call from Hannah, said I would come make a coffee at her house. I packed s<text:span text:style-name="T57">o</text:span>me plums, two hop waters, a banana, drove down. She had told Melissa she was no longer on the Eulogy gig and Meliss was very upset <text:span text:style-name="T57">and t</text:span>hey would be talking later.</text:p>
      <text:p text:style-name="P56"><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6"><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6"><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6"/>
      <text:p text:style-name="P56">XI.XIII</text:p>
      <text:p text:style-name="P56"/>
      <text:p text:style-name="P56">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56">I hopped in the car and was surprised that the low tire light had not gone off, drove straight to the shed. I was four minutes </text:span><text:soft-page-break/><text:span text:style-name="T56">early, but </text:span><text:span text:style-name="T57">Steve</text:span><text:span text:style-name="T56"> and Kev were already there. We played through a bunch of tunes, ate Farm burger, jammed on Haunted and then O’ Constellation. We played another fun one after that, but I can’t remember which. I drove home, called my mom, made tentative plans for an early-mid December visit, sat a the computer, d8:23.</text:span></text:p>
      <text:p text:style-name="P56"/>
      <text:p text:style-name="P57">. . .</text:p>
      <text:p text:style-name="P56"/>
      <text:p text:style-name="P58">Hannah called and invited me over, so I went down there, where we hung on the couch, talked, went to bed. She eventually moved to the guest room.</text:p>
      <text:p text:style-name="P58"/>
      <text:p text:style-name="P58">XI.XIV</text:p>
      <text:p text:style-name="P58"/>
      <text:p text:style-name="P58">I woke at nine, went to the guestroom, but it seemed like there was no <text:span text:style-name="T58">space</text:span> for me. Hannah said, “<text:span text:style-name="T58">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8"><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8"><text:s text:c="3"/>We recorded a bunch more awesome tunes, went to Moe’s BBQ, back, tracked another quick idea then did a 15-minute Constellation jam, listened to things on the porch. Steve went home while Kev, Scott, Dom, <text:span text:style-name="T58">prolly Libro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8"/>
      <text:p text:style-name="P58"/>
      <text:p text:style-name="P59"><text:soft-page-break/>. . .</text:p>
      <text:p text:style-name="P58"/>
      <text:p text:style-name="P60">Hannah called, said she wanted to make a quick drop-in at Character Study before they closed, so I put on some shoes and hopped in her car. They had mostly shut down, and so gave us our drinks for free. We sat in a booth and tried to talk, but we were tired, speaking softly and the Harry Styles was blasting. We went to her house, made the bed got in it, cuddled.</text:p>
      <text:p text:style-name="P60"><text:s text:c="3"/>She had started to fall asleep with her clothes on, and, when I clicked on a Reel of a Nickelodeon commercial for a noise-making baseball bat, started her and the cats both. It was the most upset she had ever been with me, but I rubbed her head and back until she was calm again. She eventually went to the guest room.</text:p>
      <text:p text:style-name="P60"/>
      <text:p text:style-name="P60">XI.XV</text:p>
      <text:p text:style-name="P60"/>
      <text:p text:style-name="P60">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60"><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backed my bag full of snacks and wrote, d10:43.</text:p>
      <text:p text:style-name="P60"/>
      <text:p text:style-name="P61">. . .</text:p>
      <text:p text:style-name="P60"/>
      <text:p text:style-name="P62">I drove to the shed and was the first one there, went inside, talked with Scott about he and Leann’s upcoming booth at Atomic, including stocking it with a box of journals. Once everyone else had showed up, we played/wrote songs until around five, when we ate Mehfil in the kitchen. We went out to the shed and <text:soft-page-break/>contemplated what to do next, but Scott couldn’t think of anything, so we listened to a bunch of stuff in the freezing cold, said our goodbyes. I put air in my tire, drove home, unloaded my bag, took off my cold wet shoes and socks, d8:1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15T20:19:37.471542414</dc:date>
    <meta:editing-duration>P71DT20H32M11S</meta:editing-duration>
    <meta:editing-cycles>721</meta:editing-cycles>
    <meta:generator>LibreOffice/24.2.5.2$MacOSX_X86_64 LibreOffice_project/bffef4ea93e59bebbeaf7f431bb02b1a39ee8a59</meta:generator>
    <meta:print-date>2024-11-14T21:17:09.940991245</meta:print-date>
    <meta:document-statistic meta:table-count="0" meta:image-count="0" meta:object-count="0" meta:page-count="53" meta:paragraph-count="188" meta:word-count="8855" meta:character-count="46794" meta:non-whitespace-character-count="37951"/>
  </office:meta>
</office:document-meta>
</file>